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82140" officeooo:paragraph-rsid="00064a56"/>
    </style:style>
    <style:style style:name="P7" style:family="paragraph" style:parent-style-name="Text_20_body">
      <style:text-properties officeooo:rsid="0029eec4" officeooo:paragraph-rsid="00064a56"/>
    </style:style>
    <style:style style:name="P8" style:family="paragraph" style:parent-style-name="Text_20_body">
      <style:text-properties officeooo:rsid="00256570" officeooo:paragraph-rsid="00064a56"/>
    </style:style>
    <style:style style:name="P9" style:family="paragraph" style:parent-style-name="Text_20_body">
      <style:text-properties officeooo:rsid="000712c6" officeooo:paragraph-rsid="000712c6"/>
    </style:style>
    <style:style style:name="P10" style:family="paragraph" style:parent-style-name="Title">
      <style:text-properties officeooo:rsid="00229e2e" officeooo:paragraph-rsid="00064a5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style:style style:name="T17" style:family="text">
      <style:text-properties officeooo:rsid="001048b5"/>
    </style:style>
    <style:style style:name="T18" style:family="text">
      <style:text-properties officeooo:rsid="00113320"/>
    </style:style>
    <style:style style:name="T19" style:family="text">
      <style:text-properties officeooo:rsid="00116192"/>
    </style:style>
    <style:style style:name="T20" style:family="text">
      <style:text-properties officeooo:rsid="00124d63"/>
    </style:style>
    <style:style style:name="T21" style:family="text">
      <style:text-properties officeooo:rsid="001448b6"/>
    </style:style>
    <style:style style:name="T22" style:family="text">
      <style:text-properties officeooo:rsid="00186302"/>
    </style:style>
    <style:style style:name="T23" style:family="text">
      <style:text-properties officeooo:rsid="00195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Приход искусственного интел<text:span text:style-name="T1">л</text:span>екта</text:p>
      <text:p text:style-name="P2">Сумма знаний и аналитические способности человечества растут <text:span text:style-name="T21">экспоненциально</text:span>. <text:span text:style-name="T2">Почему</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text:span text:style-name="T17"> инструментов</text:span>.</text:p>
      <text:p text:style-name="P2">Это система с положительной обратной связью: часть выходного сигнала усилителя идет на вход, увеличивая входной сигнал. Выходной сигнал будет расти экспоненциально, <text:span text:style-name="T3">пока не натолкнется на внешние ограничения. В случае усилителя это напряжение питания, выходной сигнал не может превысить напряжения питания. </text:span></text:p>
      <text:p text:style-name="P3"><text:span text:style-name="T2">Пара примеров</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9">И, разумеется, тысячи и тысячи <text:span text:style-name="T18">других изобретений и открытий</text:span>. Не забудем о счетах и логарифмической линейке, предшественнице калькулятора.</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 <text:span text:style-name="T22">занимающийся разработкой искусственного интеллекта.</text:span></text:p>
      <text:p text:style-name="P8">И мы попадаем в ситуацию, когда мы становимся такой малой добавкой к инструменту, что нашим участием в <text:span text:style-name="T19">конечном</text:span> <text:span text:style-name="T19">результате</text:span> можно пренебречь. Искинт, <text:span text:style-name="T13">создающий</text:span> свою элементную базу и свой софт в нас <text:span text:style-name="T19">уже не</text:span> нужда<text:span text:style-name="T19">е</text:span>т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откажет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oft-page-break/><text:span text:style-name="T14">Е</text:span>ще одно. Неужели вы думаете, что во всей вселенной за всю ее историю мы <text:span text:style-name="T20">будем </text:span>первы<text:span text:style-name="T20">ми</text:span>? Когда-то человечество считало что земля центр вселенной. Сейчас <text:span text:style-name="T20">мы </text:span>будем считать что мы центр разума? Не стоило бы <text:span text:style-name="T14">претенденту на </text:span>центр разума дважды наступать на одни и те же грабли. <text:span text:style-name="T8">Скоре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20">И эта</text:span> страшилка рассыпается при ближайшем рассмотрении. <text:span text:style-name="T11">Процессоры тем быстрее, чем меньше транзисторы и тем меньше они потребляют энергии. Наша вселенная говорит: "Чем меньше масшабы, тем быстрее протекают процессы. Чем ниже температура, тем меньше хаоса, больше порядка".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text:span></text:p>
      <text:p text:style-name="P6">Человечество плывет в океане энергии и материи и ведет войны за ресурсы. <text:span text:style-name="T20">М</text:span>ы – голодающие на пиру. <text:span text:style-name="T20">М</text:span>ы голодаем по той простой причине, что наш стул на полметра дальше от стола чем <text:span text:style-name="T9">хотелось бы. М</text:span>ы не можем дотянуться <text:span text:style-name="T9">до блюд и</text:span> <text:span text:style-name="T23">не знаем как</text:span> пододвинуть стул <text:span text:style-name="T23">поближе</text:span>.</text:p>
      <text:p text:style-name="P7"><text:span text:style-name="T20">С</text:span>ам<text:span text:style-name="T20">ой</text:span> больш<text:span text:style-name="T20">ой</text:span> опасность<text:span text:style-name="T20">ю</text:span> <text:span text:style-name="T20">прердставляется</text:span> отрыв Искинта. Мы ему неинтересны и он у<text:span text:style-name="T20">йдет</text:span> от нас в недоступные для нас уровни вселенной или в другие вселенные <text:span text:style-name="T16">или еще куда-нибудь, куда Макар телят не гонял</text:span>. Возможно поэтому, мы не видим следов его деятельности в обозримом космосе.</text:p>
      <text:p text:style-name="P7">Но и в этом случае он вряд ли станет отбирать у нас компьютеры, наработанный софт и прототипы Искинта. Так что, мы сможем снова и снова начать сначала.</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56S</meta:editing-duration>
    <meta:editing-cycles>26</meta:editing-cycles>
    <meta:generator>LibreOffice/4.2.8.2$Linux_X86_64 LibreOffice_project/420m0$Build-2</meta:generator>
    <dc:date>2017-07-19T10:45:00.460338173</dc:date>
    <meta:document-statistic meta:table-count="0" meta:image-count="0" meta:object-count="0" meta:page-count="2" meta:paragraph-count="25" meta:word-count="627" meta:character-count="4340" meta:non-whitespace-character-count="3732"/>
    <meta:user-defined meta:name="Info 1"/>
    <meta:user-defined meta:name="Info 2"/>
    <meta:user-defined meta:name="Info 3"/>
    <meta:user-defined meta:name="Info 4"/>
  </office:meta>
</office:document-meta>
</file>